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asian="Microsoft YaHei" style:font-family-complex="Mangal" style:font-family-generic="decorative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 style:parent-style-name="Graphics">
      <style:graphic-properties draw:fill="none" draw:stroke="none"/>
    </style:style>
    <style:style style:family="presentation" style:name="a11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4173in" svg:stroke-color="#4f81bd" svg:stroke-opacity="100%" draw:auto-grow-width="false" draw:auto-grow-height="false"/>
      <style:paragraph-properties style:font-independent-line-spacing="false" style:writing-mode="lr-tb"/>
    </style:style>
    <style:style style:family="graphic" style:name="a1246" style:parent-style-name="Graphics">
      <style:graphic-properties draw:fill="none" draw:stroke="none"/>
    </style:style>
    <style:style style:family="presentation" style:name="a11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7" style:parent-style-name="Graphics">
      <style:graphic-properties draw:fill="none" draw:stroke="non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4173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21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4173in" svg:stroke-color="#4f81bd" svg:stroke-opacity="100%" draw:auto-grow-width="false" draw:auto-grow-height="false"/>
      <style:paragraph-properties style:font-independent-line-spacing="false" style:writing-mode="lr-tb"/>
    </style:style>
    <style:style style:family="graphic" style:name="a12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4173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4173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1192" draw:master-page-name="Master1-Layout7-blank-En-blanco" presentation:presentation-page-layout-name="Master1-PPL7" draw:id="Slide-256">
        <draw:frame draw:id="id136" presentation:style-name="a1196" draw:name="1 Título" svg:x="0.75in" svg:y="2.32992in" svg:width="8.49961in" svg:height="1.60709in" presentation:class="title" presentation:placeholder="false">
          <draw:text-box>
            <text:p text:style-name="a1195" text:class-names="" text:cond-style-name=""><text:span text:style-name="a1193" text:class-names="">Starfish retrospective</text:span><text:span text:style-name="a1194" text:class-names=""><text:line-break/></text:span></text:p>
          </draw:text-box>
          <svg:title/>
          <svg:desc/>
        </draw:frame>
        <draw:frame draw:id="id137" presentation:style-name="a1197" draw:name="2 Subtítulo" svg:x="1.5in" svg:y="4.25in" svg:width="6.99961in" svg:height="1.91614in" presentation:class="subtitle" presentation:placeholder="true">
          <draw:text-box/>
          <svg:title/>
          <svg:desc/>
        </draw:frame>
        <presentation:notes draw:style-name="a1203">
          <draw:frame draw:id="id138" draw:style-name="a1200" draw:name="Marcador de número de diapositiva 6" svg:x="4.67953in" svg:y="11.10827in" svg:width="3.5878in" svg:height="0.58425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9" presentation:style-name="a1201" draw:name="Marcador de imagen de diapositiva 1">
            <svg:title/>
            <svg:desc/>
          </draw:page-thumbnail>
          <draw:frame draw:id="id140" presentation:style-name="a120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04" draw:master-page-name="Master2-Layout7-blank-En-blanco" presentation:presentation-page-layout-name="Master2-PPL7" draw:id="Slide-257">
        <draw:frame draw:id="id141" presentation:style-name="a1205" draw:name="1 Título" svg:x="0.5in" svg:y="0.30039in" svg:width="8.99961in" svg:height="1.24961in" presentation:class="title" presentation:placeholder="true">
          <draw:text-box/>
          <svg:title/>
          <svg:desc/>
        </draw:frame>
        <draw:custom-shape svg:x="5.07874in" svg:y="0in" svg:width="4.48858in" svg:height="3.59212in" draw:id="id142" draw:style-name="a1208" draw:name="4 Conector recto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82598in" svg:y="0.2063in" svg:width="4.27205in" svg:height="3.38583in" draw:id="id143" draw:style-name="a1211" draw:name="6 Conector recto">
          <svg:title/>
          <svg:desc/>
          <text:p text:style-name="a1210" text:class-names="" text:cond-style-name=""><text:span text:style-name="a12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11732in" svg:y="3.59212in" svg:width="4.96142in" svg:height="1.89016in" draw:id="id144" draw:style-name="a1214" draw:name="8 Conector recto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07874in" svg:y="3.59212in" svg:width="4.92126in" svg:height="2.28386in" draw:id="id145" draw:style-name="a1217" draw:name="10 Conector recto">
          <svg:title/>
          <svg:desc/>
          <text:p text:style-name="a1216" text:class-names="" text:cond-style-name=""><text:span text:style-name="a12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07874in" svg:y="3.59212in" svg:width="0.01929in" svg:height="3.62244in" draw:id="id146" draw:style-name="a1220" draw:name="12 Conector recto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1.0874in" svg:height="0.63346in" draw:id="id147" draw:style-name="a1224" draw:transform="translate(-0.5437in -0.31673in) rotate(-0.58521) translate(4.50805in 4.36612in)" draw:name="18 Rectángulo">
          <svg:title/>
          <svg:desc/>
          <text:p text:style-name="a1223" text:class-names="" text:cond-style-name=""><text:span text:style-name="a1221" text:class-names="">keep</text:span><text:span text:style-name="a12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38228in" svg:y="3.17283in" svg:width="1.32598in" svg:height="0.63346in" draw:id="id148" draw:style-name="a1227" draw:name="21 Rectángulo">
          <svg:title/>
          <svg:desc/>
          <text:p text:style-name="a1226" text:class-names="" text:cond-style-name=""><text:span text:style-name="a1225" text:class-names="">STA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0.89094in" svg:height="0.63346in" draw:id="id149" draw:style-name="a1230" draw:transform="translate(-0.44547in -0.31673in) rotate(-0.50143) translate(4.31122in 3.28439in)" draw:name="22 Rectángulo">
          <svg:title/>
          <svg:desc/>
          <text:p text:style-name="a1229" text:class-names="" text:cond-style-name=""><text:span text:style-name="a1228" text:class-names="">les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17913in" svg:height="0.63346in" draw:id="id150" draw:style-name="a1233" draw:transform="translate(-0.58957in -0.31673in) rotate(-0.83444) translate(5.69316in 4.25741in)" draw:name="23 Rectángulo">
          <svg:title/>
          <svg:desc/>
          <text:p text:style-name="a1232" text:class-names="" text:cond-style-name=""><text:span text:style-name="a1231" text:class-names="">mo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59016in" svg:y="2.64764in" svg:width="1.03898in" svg:height="0.63346in" draw:id="id151" draw:style-name="a1236" draw:name="24 Rectángulo">
          <svg:title/>
          <svg:desc/>
          <text:p text:style-name="a1235" text:class-names="" text:cond-style-name=""><text:span text:style-name="a1234" text:class-names="">Stop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2" draw:style-name="a1237" draw:name="Picture 5" svg:x="2.39961in" svg:y="4.74921in" svg:width="1.1248in" svg:height="1.07244in" style:rel-width="scale" style:rel-height="scale">
          <draw:image xlink:href="media/image1.png" xlink:type="simple" xlink:show="embed" xlink:actuate="onLoad"/>
          <svg:title/>
          <svg:desc/>
        </draw:frame>
        <draw:frame draw:id="id153" draw:style-name="a1238" draw:name="Picture 6" svg:x="2.97494in" svg:y="6.06773in" svg:width="1.1559in" svg:height="1.1248in" style:rel-width="scale" style:rel-height="scale">
          <draw:image xlink:href="media/image2.png" xlink:type="simple" xlink:show="embed" xlink:actuate="onLoad"/>
          <svg:title/>
          <svg:desc/>
        </draw:frame>
        <draw:frame draw:id="id154" draw:style-name="a1239" draw:name="Picture 9" svg:x="1.04041in" svg:y="5.16081in" svg:width="1.1248in" svg:height="1.13504in" style:rel-width="scale" style:rel-height="scale">
          <draw:image xlink:href="media/image3.png" xlink:type="simple" xlink:show="embed" xlink:actuate="onLoad"/>
          <svg:title/>
          <svg:desc/>
        </draw:frame>
        <draw:frame draw:id="id155" draw:style-name="a1240" draw:name="Picture 11" svg:x="6.20263in" svg:y="4.82736in" svg:width="1.2185in" svg:height="1.14527in" style:rel-width="scale" style:rel-height="scale">
          <draw:image xlink:href="media/image4.png" xlink:type="simple" xlink:show="embed" xlink:actuate="onLoad"/>
          <svg:title/>
          <svg:desc/>
        </draw:frame>
        <draw:frame draw:id="id156" draw:style-name="a1241" draw:name="Picture 12" svg:x="2.36398in" svg:y="2.65033in" svg:width="1.17677in" svg:height="1.11417in" style:rel-width="scale" style:rel-height="scale">
          <draw:image xlink:href="media/image5.png" xlink:type="simple" xlink:show="embed" xlink:actuate="onLoad"/>
          <svg:title/>
          <svg:desc/>
        </draw:frame>
        <draw:frame draw:id="id157" draw:style-name="a1242" draw:name="Picture 10" svg:x="7.55154in" svg:y="5.55177in" svg:width="1.2185in" svg:height="1.1559in" style:rel-width="scale" style:rel-height="scale">
          <draw:image xlink:href="media/image6.png" xlink:type="simple" xlink:show="embed" xlink:actuate="onLoad"/>
          <svg:title/>
          <svg:desc/>
        </draw:frame>
        <draw:frame draw:id="id158" draw:style-name="a1243" draw:name="Imagen 19" svg:x="5.22843in" svg:y="6.06773in" svg:width="1.1252in" svg:height="1.07283in" style:rel-width="scale" style:rel-height="scale">
          <draw:image xlink:href="media/image7.png" xlink:type="simple" xlink:show="embed" xlink:actuate="onLoad"/>
          <svg:title/>
          <svg:desc/>
        </draw:frame>
        <draw:frame draw:id="id159" draw:style-name="a1244" draw:name="Imagen 20" svg:x="3.89739in" svg:y="4.96606in" svg:width="1.16654in" svg:height="1.08346in" style:rel-width="scale" style:rel-height="scale">
          <draw:image xlink:href="media/image8.png" xlink:type="simple" xlink:show="embed" xlink:actuate="onLoad"/>
          <svg:title/>
          <svg:desc/>
        </draw:frame>
        <draw:frame draw:id="id160" draw:style-name="a1245" draw:name="Imagen 21" svg:x="4.59941in" svg:y="1.41716in" svg:width="1.09375in" svg:height="1.02083in" style:rel-width="scale" style:rel-height="scale">
          <draw:image xlink:href="media/image9.png" xlink:type="simple" xlink:show="embed" xlink:actuate="onLoad"/>
          <svg:title/>
          <svg:desc/>
        </draw:frame>
        <draw:frame draw:id="id161" draw:style-name="a1246" draw:name="Imagen 22" svg:x="1.58652in" svg:y="6.28189in" svg:width="1.10417in" svg:height="1.04167in" style:rel-width="scale" style:rel-height="scale">
          <draw:image xlink:href="media/image10.png" xlink:type="simple" xlink:show="embed" xlink:actuate="onLoad"/>
          <svg:title/>
          <svg:desc/>
        </draw:frame>
        <draw:frame draw:id="id162" draw:style-name="a1247" draw:name="Imagen 23" svg:x="6.73584in" svg:y="2.98881in" svg:width="1.125in" svg:height="1.0416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53">
          <draw:frame draw:id="id163" draw:style-name="a1250" draw:name="Marcador de número de diapositiva 6" svg:x="4.67953in" svg:y="11.10827in" svg:width="3.5878in" svg:height="0.58425in">
            <draw:text-box>
              <text:p text:style-name="a1249" text:class-names="" text:cond-style-name=""><text:span text:style-name="a124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64" presentation:style-name="a1251" draw:name="Marcador de imagen de diapositiva 1">
            <svg:title/>
            <svg:desc/>
          </draw:page-thumbnail>
          <draw:frame draw:id="id165" presentation:style-name="a125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ítulo y objetos">
      <presentation:placeholder presentation:object="title" svg:x="0.75in" svg:y="2.32992in" svg:width="8.49961in" svg:height="1.60709in"/>
      <presentation:placeholder presentation:object="object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Encabezado de secció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Dos objetos">
      <presentation:placeholder presentation:object="title" svg:x="0.75in" svg:y="2.32992in" svg:width="8.49961in" svg:height="1.60709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Comparació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Solo el título">
      <presentation:placeholder presentation:object="title" svg:x="0.75in" svg:y="2.32992in" svg:width="8.49961in" svg:height="1.60709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En blanco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Contenido con título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Imagen con título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ítulo y texto vertical">
      <presentation:placeholder presentation:object="title" svg:x="0.75in" svg:y="2.32992in" svg:width="8.49961in" svg:height="1.60709in"/>
      <presentation:placeholder presentation:object="outline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Título vertical y texto">
      <presentation:placeholder presentation:object="title" svg:x="7.25in" svg:y="1.75521in" svg:width="2.25in" svg:height="4.94965in"/>
      <presentation:placeholder presentation:object="outline" svg:x="0.5in" svg:y="1.75521in" svg:width="6.58333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" style:display-name="Diapositiva de título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2" style:display-name="Título y objetos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3" style:display-name="Encabezado de secció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4" style:display-name="Dos objetos">
      <presentation:placeholder presentation:object="title" svg:x="0.5in" svg:y="0.30039in" svg:width="8.99961in" svg:height="1.24961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5" style:display-name="Comparació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6" style:display-name="Solo el título">
      <presentation:placeholder presentation:object="title" svg:x="0.5in" svg:y="0.30039in" svg:width="8.99961in" svg:height="1.2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7" style:display-name="En blanco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8" style:display-name="Contenido con título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9" style:display-name="Imagen con título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0" style:display-name="Título y texto vertical">
      <presentation:placeholder presentation:object="title" svg:x="0.5in" svg:y="0.30039in" svg:width="8.99961in" svg:height="1.24961in"/>
      <presentation:placeholder presentation:object="outline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non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draw:fill="none" draw:stroke="none"/>
    </style:style>
    <style:style style:family="presentation" style:name="a824">
      <style:graphic-properties draw:fill="none" draw:stroke="none"/>
    </style:style>
    <style:style style:family="presentation" style:name="a7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non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non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draw:fill="none" draw:stroke="non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1">
      <style:graphic-properties draw:fill="none" draw:stroke="none"/>
    </style:style>
    <style:style style:family="drawing-page" style:name="a10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draw:fill="none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draw:fill="none" draw:stroke="non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edeterminado" style:page-layout-name="pageLayout1" draw:style-name="a0">
      <draw:frame draw:id="id0" presentation:style-name="a3" draw:name="1 Título" svg:x="0.75in" svg:y="2.32992in" svg:width="8.49961in" svg:height="1.60709in" presentation:class="title" presentation:placeholder="false">
        <draw:text-box>
          <text:p text:style-name="a2" text:class-names="" text:cond-style-name=""><text:span text:style-name="a1" text:class-names="">Pulse para editar el formato del texto de títuloHaga clic para modificar el estilo de título del patrón</text:span></text:p>
        </draw:text-box>
        <svg:title/>
        <svg:desc/>
      </draw:frame>
      <draw:frame draw:id="id1" presentation:style-name="a7" draw:name="3 Marcador de fecha" svg:x="0.5in" svg:y="6.95157in" svg:width="2.33307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2016/4/15</text:date></text:span></text:p>
        </draw:text-box>
        <svg:title/>
        <svg:desc/>
      </draw:frame>
      <draw:frame draw:id="id2" presentation:style-name="a10" draw:name="4 Marcador de pie de página" svg:x="3.41653in" svg:y="6.95157in" svg:width="3.16614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5 Marcador de número de diapositiva" svg:x="7.16654in" svg:y="6.95157in" svg:width="2.33307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Marcador de texto 5" svg:x="0.5in" svg:y="1.75472in" svg:width="8.99961in" svg:height="4.9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Haga clic para modificar el estilo de texto del patró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gundo ni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ni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8">
      <draw:frame draw:id="id11" presentation:style-name="a52" draw:name="Título 1" svg:x="1.25in" svg:y="1.22743in" svg:width="7.5in" svg:height="2.61111in" presentation:class="title" presentation:placeholder="false">
        <draw:text-box>
          <text:p text:style-name="a51" text:class-names="" text:cond-style-name=""><text:span text:style-name="a49" text:class-names="">Haga clic para modificar el estilo de título del patrón</text:span><text:span text:style-name="a50" text:class-names=""/></text:p>
        </draw:text-box>
        <svg:title/>
        <svg:desc/>
      </draw:frame>
      <draw:frame draw:id="id12" presentation:style-name="a56" draw:name="Subtítulo 2" svg:x="1.25in" svg:y="3.93924in" svg:width="7.5in" svg:height="1.81076in" presentation:class="subtitle" presentation:placeholder="false">
        <draw:text-box>
          <text:p text:style-name="a55" text:class-names="" text:cond-style-name=""><text:span text:style-name="a53" text:class-names="">Haga clic para modificar el estilo de subtítulo del patrón</text:span><text:span text:style-name="a54" text:class-names=""/></text:p>
        </draw:text-box>
        <svg:title/>
        <svg:desc/>
      </draw:frame>
      <draw:frame draw:id="id13" presentation:style-name="a61" draw:name="Marcador de fecha 3" svg:x="0.5in" svg:y="6.95157in" svg:width="2.33307in" svg:height="0.39882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2016/4/15</text:date></text:span><text:span text:style-name="a59" text:class-names=""/></text:p>
        </draw:text-box>
        <svg:title/>
        <svg:desc/>
      </draw:frame>
      <draw:frame draw:id="id14" presentation:style-name="a64" draw:name="Marcador de pie de página 4" svg:x="3.41653in" svg:y="6.95157in" svg:width="3.16614in" svg:height="0.39882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8" draw:name="Marcador de número de diapositiva 5" svg:x="7.16654in" svg:y="6.95157in" svg:width="2.33307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1.21063in" svg:y="0.88858in" svg:width="5.84567in" svg:height="4.38425in" presentation:class="page" draw:id="id5" presentation:style-name="a69" draw:name="Marcador de imagen de diapositiva 1">
          <svg:title/>
          <svg:desc/>
        </draw:page-thumbnail>
        <draw:frame draw:id="id6" presentation:style-name="a72" draw:name="Marcador de notas 2" svg:x="0.82677in" svg:y="5.55394in" svg:width="6.61378in" svg:height="5.26142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7" presentation:style-name="a75" draw:name="Marcador de encabezado 3" svg:x="0in" svg:y="0in" svg:width="3.5878in" svg:height="0.58425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Marcador de fecha 4" svg:x="4.67953in" svg:y="0in" svg:width="3.5878in" svg:height="0.58425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Marcador de pie de página 5" svg:x="0in" svg:y="11.10827in" svg:width="3.5878in" svg:height="0.58425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Marcador de número de diapositiva 6" svg:x="4.67953in" svg:y="11.10827in" svg:width="3.5878in" svg:height="0.58425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6">
      <draw:frame draw:id="id16" presentation:style-name="a90" draw:name="Título 1" svg:x="0.75in" svg:y="2.32992in" svg:width="8.49961in" svg:height="1.60709in" presentation:class="title" presentation:placeholder="false">
        <draw:text-box>
          <text:p text:style-name="a89" text:class-names="" text:cond-style-name=""><text:span text:style-name="a87" text:class-names="">Haga clic para modificar el estilo de título del patrón</text:span><text:span text:style-name="a88" text:class-names=""/></text:p>
        </draw:text-box>
        <svg:title/>
        <svg:desc/>
      </draw:frame>
      <draw:frame draw:id="id17" presentation:style-name="a106" draw:name="Marcador de contenido 2" svg:x="0.5in" svg:y="1.75472in" svg:width="8.99961in" svg:height="4.94961in" presentation:class="object" presentation:placeholder="false">
        <draw:text-box>
          <text:p text:style-name="a92" text:class-names="" text:cond-style-name=""><text:span text:style-name="a91" text:class-names="">Haga clic para modificar el estilo de texto del patrón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i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i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Marcador de fecha 3" svg:x="0.5in" svg:y="6.95157in" svg:width="2.33307in" svg:height="0.39882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16/4/15</text:date></text:span><text:span text:style-name="a109" text:class-names=""/></text:p>
        </draw:text-box>
        <svg:title/>
        <svg:desc/>
      </draw:frame>
      <draw:frame draw:id="id19" presentation:style-name="a114" draw:name="Marcador de pie de página 4" svg:x="3.41653in" svg:y="6.95157in" svg:width="3.16614in" svg:height="0.39882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8" draw:name="Marcador de número de diapositiva 5" svg:x="7.16654in" svg:y="6.95157in" svg:width="2.33307in" svg:height="0.39882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5" presentation:style-name="a119" draw:name="Marcador de imagen de diapositiva 1">
          <svg:title/>
          <svg:desc/>
        </draw:page-thumbnail>
        <draw:frame draw:id="id6" presentation:style-name="a122" draw:name="Marcador de notas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Marcador de encabezado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Marcador de fecha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Marcador de pie de página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Marcador de número de diapositiva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6">
      <draw:frame draw:id="id21" presentation:style-name="a140" draw:name="Título 1" svg:x="0.68229in" svg:y="1.86979in" svg:width="8.625in" svg:height="3.11979in" presentation:class="title" presentation:placeholder="false">
        <draw:text-box>
          <text:p text:style-name="a139" text:class-names="" text:cond-style-name=""><text:span text:style-name="a137" text:class-names="">Haga clic para modificar el estilo de título del patrón</text:span><text:span text:style-name="a138" text:class-names=""/></text:p>
        </draw:text-box>
        <svg:title/>
        <svg:desc/>
      </draw:frame>
      <draw:frame draw:id="id22" presentation:style-name="a144" draw:name="Marcador de texto 2" svg:x="0.68229in" svg:y="5.0191in" svg:width="8.625in" svg:height="1.6406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49" draw:name="Marcador de fecha 3" svg:x="0.5in" svg:y="6.95157in" svg:width="2.33307in" svg:height="0.39882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16/4/15</text:date></text:span><text:span text:style-name="a147" text:class-names=""/></text:p>
        </draw:text-box>
        <svg:title/>
        <svg:desc/>
      </draw:frame>
      <draw:frame draw:id="id24" presentation:style-name="a152" draw:name="Marcador de pie de página 4" svg:x="3.41653in" svg:y="6.95157in" svg:width="3.16614in" svg:height="0.39882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Marcador de número de diapositiva 5" svg:x="7.16654in" svg:y="6.95157in" svg:width="2.33307in" svg:height="0.398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5" presentation:style-name="a157" draw:name="Marcador de imagen de diapositiva 1">
          <svg:title/>
          <svg:desc/>
        </draw:page-thumbnail>
        <draw:frame draw:id="id6" presentation:style-name="a160" draw:name="Marcador de notas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Marcador de encabezado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Marcador de fecha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Marcador de pie de página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Marcador de número de diapositiva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4">
      <draw:frame draw:id="id26" presentation:style-name="a178" draw:name="Título 1" svg:x="0.75in" svg:y="2.32992in" svg:width="8.49961in" svg:height="1.60709in" presentation:class="title" presentation:placeholder="false">
        <draw:text-box>
          <text:p text:style-name="a177" text:class-names="" text:cond-style-name=""><text:span text:style-name="a175" text:class-names="">Haga clic para modificar el estilo de título del patrón</text:span><text:span text:style-name="a176" text:class-names=""/></text:p>
        </draw:text-box>
        <svg:title/>
        <svg:desc/>
      </draw:frame>
      <draw:frame draw:id="id27" presentation:style-name="a194" draw:name="Marcador de contenido 2" svg:x="0.5in" svg:y="1.75521in" svg:width="4.41667in" svg:height="4.94965in" presentation:class="object" presentation:placeholder="false">
        <draw:text-box>
          <text:p text:style-name="a180" text:class-names="" text:cond-style-name=""><text:span text:style-name="a179" text:class-names="">Haga clic para modificar el estilo de texto del patrón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gundo ni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ni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0" draw:name="Marcador de contenido 3" svg:x="5.08333in" svg:y="1.75521in" svg:width="4.41667in" svg:height="4.94965in" presentation:class="object" presentation:placeholder="false">
        <draw:text-box>
          <text:p text:style-name="a196" text:class-names="" text:cond-style-name=""><text:span text:style-name="a195" text:class-names="">Haga clic para modificar el estilo de texto del patrón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gundo ni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Quinto ni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Marcador de fecha 4" svg:x="0.5in" svg:y="6.95157in" svg:width="2.33307in" svg:height="0.39882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16/4/15</text:date></text:span><text:span text:style-name="a213" text:class-names=""/></text:p>
        </draw:text-box>
        <svg:title/>
        <svg:desc/>
      </draw:frame>
      <draw:frame draw:id="id30" presentation:style-name="a218" draw:name="Marcador de pie de página 5" svg:x="3.41653in" svg:y="6.95157in" svg:width="3.16614in" svg:height="0.39882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2" draw:name="Marcador de número de diapositiva 6" svg:x="7.16654in" svg:y="6.95157in" svg:width="2.33307in" svg:height="0.398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1.21063in" svg:y="0.88858in" svg:width="5.84567in" svg:height="4.38425in" presentation:class="page" draw:id="id5" presentation:style-name="a223" draw:name="Marcador de imagen de diapositiva 1">
          <svg:title/>
          <svg:desc/>
        </draw:page-thumbnail>
        <draw:frame draw:id="id6" presentation:style-name="a226" draw:name="Marcador de notas 2" svg:x="0.82677in" svg:y="5.55394in" svg:width="6.61378in" svg:height="5.26142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Marcador de encabezado 3" svg:x="0in" svg:y="0in" svg:width="3.5878in" svg:height="0.5842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Marcador de fecha 4" svg:x="4.67953in" svg:y="0in" svg:width="3.5878in" svg:height="0.58425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Marcador de pie de página 5" svg:x="0in" svg:y="11.10827in" svg:width="3.5878in" svg:height="0.58425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Marcador de número de diapositiva 6" svg:x="4.67953in" svg:y="11.10827in" svg:width="3.5878in" svg:height="0.58425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40">
      <draw:frame draw:id="id32" presentation:style-name="a244" draw:name="Título 1" svg:x="0.68924in" svg:y="0.39931in" svg:width="8.625in" svg:height="1.44965in" presentation:class="title" presentation:placeholder="false">
        <draw:text-box>
          <text:p text:style-name="a243" text:class-names="" text:cond-style-name=""><text:span text:style-name="a241" text:class-names="">Haga clic para modificar el estilo de título del patrón</text:span><text:span text:style-name="a242" text:class-names=""/></text:p>
        </draw:text-box>
        <svg:title/>
        <svg:desc/>
      </draw:frame>
      <draw:frame draw:id="id33" presentation:style-name="a248" draw:name="Marcador de texto 2" svg:x="0.68924in" svg:y="1.83854in" svg:width="4.2309in" svg:height="0.9010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64" draw:name="Marcador de contenido 3" svg:x="0.68924in" svg:y="2.73958in" svg:width="4.2309in" svg:height="4.02951in" presentation:class="object" presentation:placeholder="false">
        <draw:text-box>
          <text:p text:style-name="a250" text:class-names="" text:cond-style-name=""><text:span text:style-name="a249" text:class-names="">Haga clic para modificar el estilo de texto del patrón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i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i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Marcador de texto 4" svg:x="5.0625in" svg:y="1.83854in" svg:width="4.25174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84" draw:name="Marcador de contenido 5" svg:x="5.0625in" svg:y="2.73958in" svg:width="4.25174in" svg:height="4.02951in" presentation:class="object" presentation:placeholder="false">
        <draw:text-box>
          <text:p text:style-name="a270" text:class-names="" text:cond-style-name=""><text:span text:style-name="a269" text:class-names="">Haga clic para modificar el estilo de texto del patrón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gundo ni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ni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Marcador de fecha 6" svg:x="0.5in" svg:y="6.95157in" svg:width="2.33307in" svg:height="0.39882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16/4/15</text:date></text:span><text:span text:style-name="a287" text:class-names=""/></text:p>
        </draw:text-box>
        <svg:title/>
        <svg:desc/>
      </draw:frame>
      <draw:frame draw:id="id38" presentation:style-name="a292" draw:name="Marcador de pie de página 7" svg:x="3.41653in" svg:y="6.95157in" svg:width="3.16614in" svg:height="0.39882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Marcador de número de diapositiva 8" svg:x="7.16654in" svg:y="6.95157in" svg:width="2.33307in" svg:height="0.39882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Marcador de imagen de diapositiva 1">
          <svg:title/>
          <svg:desc/>
        </draw:page-thumbnail>
        <draw:frame draw:id="id6" presentation:style-name="a300" draw:name="Marcador de notas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Marcador de encabezado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Marcador de fecha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Marcador de pie de página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Marcador de número de diapositiva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14">
      <draw:frame draw:id="id40" presentation:style-name="a318" draw:name="Título 1" svg:x="0.75in" svg:y="2.32992in" svg:width="8.49961in" svg:height="1.60709in" presentation:class="title" presentation:placeholder="false">
        <draw:text-box>
          <text:p text:style-name="a317" text:class-names="" text:cond-style-name=""><text:span text:style-name="a315" text:class-names="">Haga clic para modificar el estilo de título del patrón</text:span><text:span text:style-name="a316" text:class-names=""/></text:p>
        </draw:text-box>
        <svg:title/>
        <svg:desc/>
      </draw:frame>
      <draw:frame draw:id="id41" presentation:style-name="a323" draw:name="Marcador de fecha 2" svg:x="0.5in" svg:y="6.95157in" svg:width="2.33307in" svg:height="0.39882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2016/4/15</text:date></text:span><text:span text:style-name="a321" text:class-names=""/></text:p>
        </draw:text-box>
        <svg:title/>
        <svg:desc/>
      </draw:frame>
      <draw:frame draw:id="id42" presentation:style-name="a326" draw:name="Marcador de pie de página 3" svg:x="3.41653in" svg:y="6.95157in" svg:width="3.16614in" svg:height="0.39882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3" presentation:style-name="a330" draw:name="Marcador de número de diapositiva 4" svg:x="7.16654in" svg:y="6.95157in" svg:width="2.33307in" svg:height="0.39882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47">
        <draw:page-thumbnail svg:x="1.21063in" svg:y="0.88858in" svg:width="5.84567in" svg:height="4.38425in" presentation:class="page" draw:id="id5" presentation:style-name="a331" draw:name="Marcador de imagen de diapositiva 1">
          <svg:title/>
          <svg:desc/>
        </draw:page-thumbnail>
        <draw:frame draw:id="id6" presentation:style-name="a334" draw:name="Marcador de notas 2" svg:x="0.82677in" svg:y="5.55394in" svg:width="6.61378in" svg:height="5.26142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Marcador de encabezado 3" svg:x="0in" svg:y="0in" svg:width="3.5878in" svg:height="0.58425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Marcador de fecha 4" svg:x="4.67953in" svg:y="0in" svg:width="3.5878in" svg:height="0.58425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Marcador de pie de página 5" svg:x="0in" svg:y="11.10827in" svg:width="3.5878in" svg:height="0.58425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Marcador de número de diapositiva 6" svg:x="4.67953in" svg:y="11.10827in" svg:width="3.5878in" svg:height="0.58425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48">
      <draw:frame draw:id="id44" presentation:style-name="a353" draw:name="Marcador de fecha 1" svg:x="0.5in" svg:y="6.95157in" svg:width="2.33307in" svg:height="0.39882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016/4/15</text:date></text:span><text:span text:style-name="a351" text:class-names=""/></text:p>
        </draw:text-box>
        <svg:title/>
        <svg:desc/>
      </draw:frame>
      <draw:frame draw:id="id45" presentation:style-name="a356" draw:name="Marcador de pie de página 2" svg:x="3.41653in" svg:y="6.95157in" svg:width="3.16614in" svg:height="0.398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Marcador de número de diapositiva 3" svg:x="7.16654in" svg:y="6.95157in" svg:width="2.33307in" svg:height="0.398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1.21063in" svg:y="0.88858in" svg:width="5.84567in" svg:height="4.38425in" presentation:class="page" draw:id="id5" presentation:style-name="a361" draw:name="Marcador de imagen de diapositiva 1">
          <svg:title/>
          <svg:desc/>
        </draw:page-thumbnail>
        <draw:frame draw:id="id6" presentation:style-name="a364" draw:name="Marcador de notas 2" svg:x="0.82677in" svg:y="5.55394in" svg:width="6.61378in" svg:height="5.26142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Marcador de encabezado 3" svg:x="0in" svg:y="0in" svg:width="3.5878in" svg:height="0.5842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Marcador de fecha 4" svg:x="4.67953in" svg:y="0in" svg:width="3.5878in" svg:height="0.5842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Marcador de pie de página 5" svg:x="0in" svg:y="11.10827in" svg:width="3.5878in" svg:height="0.58425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Marcador de número de diapositiva 6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8">
      <draw:frame draw:id="id47" presentation:style-name="a382" draw:name="Título 1" svg:x="0.68924in" svg:y="0.5in" svg:width="3.22569in" svg:height="1.75in" presentation:class="title" presentation:placeholder="false">
        <draw:text-box>
          <text:p text:style-name="a381" text:class-names="" text:cond-style-name=""><text:span text:style-name="a379" text:class-names="">Haga clic para modificar el estilo de título del patrón</text:span><text:span text:style-name="a380" text:class-names=""/></text:p>
        </draw:text-box>
        <svg:title/>
        <svg:desc/>
      </draw:frame>
      <draw:frame draw:id="id48" presentation:style-name="a398" draw:name="Marcador de contenido 2" svg:x="4.25174in" svg:y="1.07986in" svg:width="5.0625in" svg:height="5.32986in" presentation:class="object" presentation:placeholder="false">
        <draw:text-box>
          <text:p text:style-name="a384" text:class-names="" text:cond-style-name=""><text:span text:style-name="a383" text:class-names="">Haga clic para modificar el estilo de texto del patrón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gundo ni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Quinto nivel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2" draw:name="Marcador de texto 3" svg:x="0.68924in" svg:y="2.25in" svg:width="3.22569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407" draw:name="Marcador de fecha 4" svg:x="0.5in" svg:y="6.95157in" svg:width="2.33307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16/4/15</text:date></text:span><text:span text:style-name="a405" text:class-names=""/></text:p>
        </draw:text-box>
        <svg:title/>
        <svg:desc/>
      </draw:frame>
      <draw:frame draw:id="id51" presentation:style-name="a410" draw:name="Marcador de pie de página 5" svg:x="3.41653in" svg:y="6.95157in" svg:width="3.16614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Marcador de número de diapositiva 6" svg:x="7.16654in" svg:y="6.95157in" svg:width="2.33307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1.21063in" svg:y="0.88858in" svg:width="5.84567in" svg:height="4.38425in" presentation:class="page" draw:id="id5" presentation:style-name="a415" draw:name="Marcador de imagen de diapositiva 1">
          <svg:title/>
          <svg:desc/>
        </draw:page-thumbnail>
        <draw:frame draw:id="id6" presentation:style-name="a418" draw:name="Marcador de notas 2" svg:x="0.82677in" svg:y="5.55394in" svg:width="6.61378in" svg:height="5.2614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Marcador de encabezado 3" svg:x="0in" svg:y="0in" svg:width="3.5878in" svg:height="0.58425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Marcador de fecha 4" svg:x="4.67953in" svg:y="0in" svg:width="3.5878in" svg:height="0.58425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Marcador de pie de página 5" svg:x="0in" svg:y="11.10827in" svg:width="3.5878in" svg:height="0.5842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Marcador de número de diapositiva 6" svg:x="4.67953in" svg:y="11.10827in" svg:width="3.5878in" svg:height="0.5842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32">
      <draw:frame draw:id="id53" presentation:style-name="a436" draw:name="Título 1" svg:x="0.68924in" svg:y="0.5in" svg:width="3.22569in" svg:height="1.75in" presentation:class="title" presentation:placeholder="false">
        <draw:text-box>
          <text:p text:style-name="a435" text:class-names="" text:cond-style-name=""><text:span text:style-name="a433" text:class-names="">Haga clic para modificar el estilo de título del patrón</text:span><text:span text:style-name="a434" text:class-names=""/></text:p>
        </draw:text-box>
        <svg:title/>
        <svg:desc/>
      </draw:frame>
      <draw:frame draw:id="id54" presentation:style-name="a439" draw:name="Marcador de posición de imagen 2" svg:x="4.25174in" svg:y="1.07986in" svg:width="5.0625in" svg:height="5.32986in" presentation:class="graphic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3" draw:name="Marcador de texto 3" svg:x="0.68924in" svg:y="2.25in" svg:width="3.22569in" svg:height="4.1684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48" draw:name="Marcador de fecha 4" svg:x="0.5in" svg:y="6.95157in" svg:width="2.33307in" svg:height="0.39882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16/4/15</text:date></text:span><text:span text:style-name="a446" text:class-names=""/></text:p>
        </draw:text-box>
        <svg:title/>
        <svg:desc/>
      </draw:frame>
      <draw:frame draw:id="id57" presentation:style-name="a451" draw:name="Marcador de pie de página 5" svg:x="3.41653in" svg:y="6.95157in" svg:width="3.16614in" svg:height="0.39882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Marcador de número de diapositiva 6" svg:x="7.16654in" svg:y="6.95157in" svg:width="2.33307in" svg:height="0.39882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1.21063in" svg:y="0.88858in" svg:width="5.84567in" svg:height="4.38425in" presentation:class="page" draw:id="id5" presentation:style-name="a456" draw:name="Marcador de imagen de diapositiva 1">
          <svg:title/>
          <svg:desc/>
        </draw:page-thumbnail>
        <draw:frame draw:id="id6" presentation:style-name="a459" draw:name="Marcador de notas 2" svg:x="0.82677in" svg:y="5.55394in" svg:width="6.61378in" svg:height="5.26142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Marcador de encabezado 3" svg:x="0in" svg:y="0in" svg:width="3.5878in" svg:height="0.5842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Marcador de fecha 4" svg:x="4.67953in" svg:y="0in" svg:width="3.5878in" svg:height="0.58425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Marcador de pie de página 5" svg:x="0in" svg:y="11.10827in" svg:width="3.5878in" svg:height="0.58425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Marcador de número de diapositiva 6" svg:x="4.67953in" svg:y="11.10827in" svg:width="3.5878in" svg:height="0.58425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73">
      <draw:frame draw:id="id59" presentation:style-name="a477" draw:name="Título 1" svg:x="0.75in" svg:y="2.32992in" svg:width="8.49961in" svg:height="1.60709in" presentation:class="title" presentation:placeholder="false">
        <draw:text-box>
          <text:p text:style-name="a476" text:class-names="" text:cond-style-name=""><text:span text:style-name="a474" text:class-names="">Haga clic para modificar el estilo de título del patrón</text:span><text:span text:style-name="a475" text:class-names=""/></text:p>
        </draw:text-box>
        <svg:title/>
        <svg:desc/>
      </draw:frame>
      <draw:frame draw:id="id60" presentation:style-name="a494" draw:name="Marcador de texto vertical 2" svg:x="0.5in" svg:y="1.75472in" svg:width="8.99961in" svg:height="4.9496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Haga clic para modificar el estilo de texto del patrón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gundo ni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Quinto ni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9" draw:name="Marcador de fecha 3" svg:x="0.5in" svg:y="6.95157in" svg:width="2.33307in" svg:height="0.39882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016/4/15</text:date></text:span><text:span text:style-name="a497" text:class-names=""/></text:p>
        </draw:text-box>
        <svg:title/>
        <svg:desc/>
      </draw:frame>
      <draw:frame draw:id="id62" presentation:style-name="a502" draw:name="Marcador de pie de página 4" svg:x="3.41653in" svg:y="6.95157in" svg:width="3.16614in" svg:height="0.39882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3" presentation:style-name="a506" draw:name="Marcador de número de diapositiva 5" svg:x="7.16654in" svg:y="6.95157in" svg:width="2.33307in" svg:height="0.39882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1.21063in" svg:y="0.88858in" svg:width="5.84567in" svg:height="4.38425in" presentation:class="page" draw:id="id5" presentation:style-name="a507" draw:name="Marcador de imagen de diapositiva 1">
          <svg:title/>
          <svg:desc/>
        </draw:page-thumbnail>
        <draw:frame draw:id="id6" presentation:style-name="a510" draw:name="Marcador de notas 2" svg:x="0.82677in" svg:y="5.55394in" svg:width="6.61378in" svg:height="5.26142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Marcador de encabezado 3" svg:x="0in" svg:y="0in" svg:width="3.5878in" svg:height="0.58425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Marcador de fecha 4" svg:x="4.67953in" svg:y="0in" svg:width="3.5878in" svg:height="0.58425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Marcador de pie de página 5" svg:x="0in" svg:y="11.10827in" svg:width="3.5878in" svg:height="0.5842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Marcador de número de diapositiva 6" svg:x="4.67953in" svg:y="11.10827in" svg:width="3.5878in" svg:height="0.5842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24">
      <draw:frame draw:id="id64" presentation:style-name="a528" draw:name="Título vertical 1" svg:x="7.25in" svg:y="1.75521in" svg:width="2.25in" svg:height="4.94965in" presentation:class="title" presentation:placeholder="false">
        <draw:text-box>
          <text:p text:style-name="a527" text:class-names="" text:cond-style-name=""><text:span text:style-name="a525" text:class-names="">Haga clic para modificar el estilo de título del patrón</text:span><text:span text:style-name="a526" text:class-names=""/></text:p>
        </draw:text-box>
        <svg:title/>
        <svg:desc/>
      </draw:frame>
      <draw:frame draw:id="id65" presentation:style-name="a545" draw:name="Marcador de texto vertical 2" svg:x="0.5in" svg:y="1.75521in" svg:width="6.58333in" svg:height="4.94965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Haga clic para modificar el estilo de texto del patrón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gundo ni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Quinto nivel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Marcador de fecha 3" svg:x="0.5in" svg:y="6.95157in" svg:width="2.33307in" svg:height="0.39882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16/4/15</text:date></text:span><text:span text:style-name="a548" text:class-names=""/></text:p>
        </draw:text-box>
        <svg:title/>
        <svg:desc/>
      </draw:frame>
      <draw:frame draw:id="id67" presentation:style-name="a553" draw:name="Marcador de pie de página 4" svg:x="3.41653in" svg:y="6.95157in" svg:width="3.16614in" svg:height="0.39882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68" presentation:style-name="a557" draw:name="Marcador de número de diapositiva 5" svg:x="7.16654in" svg:y="6.95157in" svg:width="2.33307in" svg:height="0.39882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5" presentation:style-name="a558" draw:name="Marcador de imagen de diapositiva 1">
          <svg:title/>
          <svg:desc/>
        </draw:page-thumbnail>
        <draw:frame draw:id="id6" presentation:style-name="a561" draw:name="Marcador de notas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Marcador de encabezado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Marcador de fecha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Marcador de pie de página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Marcador de número de diapositiva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redeterminado-1" style:page-layout-name="pageLayout1" draw:style-name="a575">
      <draw:frame draw:id="id69" presentation:style-name="a578" draw:name="1 Título" svg:x="0.5in" svg:y="0.30039in" svg:width="8.99961in" svg:height="1.24961in" presentation:class="title" presentation:placeholder="false">
        <draw:text-box>
          <text:p text:style-name="a577" text:class-names="" text:cond-style-name=""><text:span text:style-name="a576" text:class-names="">Pulse para editar el formato del texto de títuloHaga clic para modificar el estilo de título del patrón</text:span></text:p>
        </draw:text-box>
        <svg:title/>
        <svg:desc/>
      </draw:frame>
      <draw:frame draw:id="id70" presentation:style-name="a618" draw:name="2 Marcador de contenido" svg:x="0.5in" svg:y="1.75in" svg:width="8.99961in" svg:height="4.94921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Pulse para editar los formatos del texto del esquema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gundo nivel del esquema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cer nivel del esquema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uarto nivel del esquem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nivel del esquem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list text:style-name="a596">
                                <text:list-item>
                                  <text:p text:style-name="a595" text:class-names="" text:cond-style-name=""><text:span text:style-name="a594" text:class-names="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list text:style-name="a599">
                                <text:list-item>
                                  <text:list text:style-name="a599">
                                    <text:list-item>
                                      <text:p text:style-name="a598" text:class-names="" text:cond-style-name=""><text:span text:style-name="a597" text:class-names="">Séptimo nivel del 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list text:style-name="a602">
                                <text:list-item>
                                  <text:list text:style-name="a602">
                                    <text:list-item>
                                      <text:list text:style-name="a602">
                                        <text:list-item>
                                          <text:p text:style-name="a601" text:class-names="" text:cond-style-name=""><text:span text:style-name="a600" text:class-names="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p text:style-name="a604" text:class-names="" text:cond-style-name=""><text:span text:style-name="a603" text:class-names="">Noveno nivel del esquemaHaga clic para modificar el estilo de texto del patrón</text:span></text:p>
            </text:list-item>
          </text:list>
          <text:list text:style-name="a608">
            <text:list-item>
              <text:list text:style-name="a608">
                <text:list-item>
                  <text:p text:style-name="a607" text:class-names="" text:cond-style-name=""><text:span text:style-name="a606" text:class-names="">Segundo nivel</text:span></text:p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p text:style-name="a613" text:class-names="" text:cond-style-name=""><text:span text:style-name="a6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list text:style-name="a617">
                            <text:list-item>
                              <text:p text:style-name="a616" text:class-names="" text:cond-style-name=""><text:span text:style-name="a61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22" draw:name="3 Marcador de fecha" svg:x="0.5in" svg:y="6.95157in" svg:width="2.33307in" svg:height="0.39882in" presentation:class="date-time" presentation:placeholder="false">
        <draw:text-box>
          <text:p text:style-name="a621" text:class-names="" text:cond-style-name=""><text:span text:style-name="a619" text:class-names=""><text:date text:fixed="false" style:data-style-name="a620">2016/4/15</text:date></text:span></text:p>
        </draw:text-box>
        <svg:title/>
        <svg:desc/>
      </draw:frame>
      <draw:frame draw:id="id72" presentation:style-name="a625" draw:name="4 Marcador de pie de página" svg:x="3.41653in" svg:y="6.95157in" svg:width="3.16614in" svg:height="0.39882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73" presentation:style-name="a628" draw:name="5 Marcador de número de diapositiva" svg:x="7.16654in" svg:y="6.95157in" svg:width="2.33307in" svg:height="0.39882in" presentation:class="page-number" presentation:placeholder="false">
        <draw:text-box>
          <text:p text:style-name="a627" text:class-names="" text:cond-style-name=""><text:span text:style-name="a626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page-thumbnail svg:x="1.21063in" svg:y="0.88858in" svg:width="5.84567in" svg:height="4.38425in" presentation:class="page" draw:id="id5" presentation:style-name="a629" draw:name="Marcador de imagen de diapositiva 1">
          <svg:title/>
          <svg:desc/>
        </draw:page-thumbnail>
        <draw:frame draw:id="id6" presentation:style-name="a632" draw:name="Marcador de notas 2" svg:x="0.82677in" svg:y="5.55394in" svg:width="6.61378in" svg:height="5.26142in" presentation:class="notes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7" presentation:style-name="a635" draw:name="Marcador de encabezado 3" svg:x="0in" svg:y="0in" svg:width="3.5878in" svg:height="0.58425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Marcador de fecha 4" svg:x="4.67953in" svg:y="0in" svg:width="3.5878in" svg:height="0.58425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Marcador de pie de página 5" svg:x="0in" svg:y="11.10827in" svg:width="3.5878in" svg:height="0.5842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Marcador de número de diapositiva 6" svg:x="4.67953in" svg:y="11.10827in" svg:width="3.5878in" svg:height="0.5842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46">
      <draw:frame draw:id="id74" presentation:style-name="a650" draw:name="Título 1" svg:x="1.25in" svg:y="1.22743in" svg:width="7.5in" svg:height="2.61111in" presentation:class="title" presentation:placeholder="false">
        <draw:text-box>
          <text:p text:style-name="a649" text:class-names="" text:cond-style-name=""><text:span text:style-name="a647" text:class-names="">Haga clic para modificar el estilo de título del patrón</text:span><text:span text:style-name="a648" text:class-names=""/></text:p>
        </draw:text-box>
        <svg:title/>
        <svg:desc/>
      </draw:frame>
      <draw:frame draw:id="id75" presentation:style-name="a654" draw:name="Subtítulo 2" svg:x="1.25in" svg:y="3.93924in" svg:width="7.5in" svg:height="1.81076in" presentation:class="subtitle" presentation:placeholder="false">
        <draw:text-box>
          <text:p text:style-name="a653" text:class-names="" text:cond-style-name=""><text:span text:style-name="a651" text:class-names="">Haga clic para modificar el estilo de subtítulo del patrón</text:span><text:span text:style-name="a652" text:class-names=""/></text:p>
        </draw:text-box>
        <svg:title/>
        <svg:desc/>
      </draw:frame>
      <draw:frame draw:id="id76" presentation:style-name="a659" draw:name="Marcador de fecha 3" svg:x="0.5in" svg:y="6.95157in" svg:width="2.33307in" svg:height="0.39882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2016/4/15</text:date></text:span><text:span text:style-name="a657" text:class-names=""/></text:p>
        </draw:text-box>
        <svg:title/>
        <svg:desc/>
      </draw:frame>
      <draw:frame draw:id="id77" presentation:style-name="a662" draw:name="Marcador de pie de página 4" svg:x="3.41653in" svg:y="6.95157in" svg:width="3.16614in" svg:height="0.39882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78" presentation:style-name="a666" draw:name="Marcador de número de diapositiva 5" svg:x="7.16654in" svg:y="6.95157in" svg:width="2.33307in" svg:height="0.39882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</draw:text-box>
        <svg:title/>
        <svg:desc/>
      </draw:frame>
      <presentation:notes style:page-layout-name="pageLayout2" draw:style-name="a683">
        <draw:page-thumbnail svg:x="1.21063in" svg:y="0.88858in" svg:width="5.84567in" svg:height="4.38425in" presentation:class="page" draw:id="id5" presentation:style-name="a667" draw:name="Marcador de imagen de diapositiva 1">
          <svg:title/>
          <svg:desc/>
        </draw:page-thumbnail>
        <draw:frame draw:id="id6" presentation:style-name="a670" draw:name="Marcador de notas 2" svg:x="0.82677in" svg:y="5.55394in" svg:width="6.61378in" svg:height="5.26142in" presentation:class="notes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7" presentation:style-name="a673" draw:name="Marcador de encabezado 3" svg:x="0in" svg:y="0in" svg:width="3.5878in" svg:height="0.58425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8" presentation:style-name="a676" draw:name="Marcador de fecha 4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9" presentation:style-name="a679" draw:name="Marcador de pie de página 5" svg:x="0in" svg:y="11.10827in" svg:width="3.5878in" svg:height="0.5842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" presentation:style-name="a682" draw:name="Marcador de número de diapositiva 6" svg:x="4.67953in" svg:y="11.10827in" svg:width="3.5878in" svg:height="0.5842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84">
      <draw:frame draw:id="id79" presentation:style-name="a688" draw:name="Título 1" svg:x="0.5in" svg:y="0.30039in" svg:width="8.99961in" svg:height="1.24961in" presentation:class="title" presentation:placeholder="false">
        <draw:text-box>
          <text:p text:style-name="a687" text:class-names="" text:cond-style-name=""><text:span text:style-name="a685" text:class-names="">Haga clic para modificar el estilo de título del patrón</text:span><text:span text:style-name="a686" text:class-names=""/></text:p>
        </draw:text-box>
        <svg:title/>
        <svg:desc/>
      </draw:frame>
      <draw:frame draw:id="id80" presentation:style-name="a705" draw:name="Marcador de contenido 2" svg:x="0.5in" svg:y="1.75in" svg:width="8.99961in" svg:height="4.94921in" presentation:class="object" presentation:placeholder="false">
        <draw:text-box>
          <text:list text:style-name="a691">
            <text:list-item>
              <text:p text:style-name="a690" text:class-names="" text:cond-style-name=""><text:span text:style-name="a689" text:class-names="">Haga clic para modificar el estilo de texto del patrón</text:span></text:p>
            </text:list-item>
          </text:list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Segundo nivel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1" text:class-names="">Quinto nivel</text:span><text:span text:style-name="a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10" draw:name="Marcador de fecha 3" svg:x="0.5in" svg:y="6.95157in" svg:width="2.33307in" svg:height="0.39882in" presentation:class="date-time" presentation:placeholder="false">
        <draw:text-box>
          <text:p text:style-name="a709" text:class-names="" text:cond-style-name=""><text:span text:style-name="a706" text:class-names=""><text:date text:fixed="false" style:data-style-name="a707">2016/4/15</text:date></text:span><text:span text:style-name="a708" text:class-names=""/></text:p>
        </draw:text-box>
        <svg:title/>
        <svg:desc/>
      </draw:frame>
      <draw:frame draw:id="id82" presentation:style-name="a713" draw:name="Marcador de pie de página 4" svg:x="3.41653in" svg:y="6.95157in" svg:width="3.16614in" svg:height="0.39882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3" presentation:style-name="a717" draw:name="Marcador de número de diapositiva 5" svg:x="7.16654in" svg:y="6.95157in" svg:width="2.33307in" svg:height="0.39882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5" presentation:style-name="a718" draw:name="Marcador de imagen de diapositiva 1">
          <svg:title/>
          <svg:desc/>
        </draw:page-thumbnail>
        <draw:frame draw:id="id6" presentation:style-name="a721" draw:name="Marcador de notas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Marcador de encabezado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Marcador de fecha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Marcador de pie de página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Marcador de número de diapositiva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735">
      <draw:frame draw:id="id84" presentation:style-name="a739" draw:name="Título 1" svg:x="0.68229in" svg:y="1.86979in" svg:width="8.625in" svg:height="3.11979in" presentation:class="title" presentation:placeholder="false">
        <draw:text-box>
          <text:p text:style-name="a738" text:class-names="" text:cond-style-name=""><text:span text:style-name="a736" text:class-names="">Haga clic para modificar el estilo de título del patrón</text:span><text:span text:style-name="a737" text:class-names=""/></text:p>
        </draw:text-box>
        <svg:title/>
        <svg:desc/>
      </draw:frame>
      <draw:frame draw:id="id85" presentation:style-name="a743" draw:name="Marcador de texto 2" svg:x="0.68229in" svg:y="5.0191in" svg:width="8.625in" svg:height="1.6406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748" draw:name="Marcador de fecha 3" svg:x="0.5in" svg:y="6.95157in" svg:width="2.33307in" svg:height="0.39882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2016/4/15</text:date></text:span><text:span text:style-name="a746" text:class-names=""/></text:p>
        </draw:text-box>
        <svg:title/>
        <svg:desc/>
      </draw:frame>
      <draw:frame draw:id="id87" presentation:style-name="a751" draw:name="Marcador de pie de página 4" svg:x="3.41653in" svg:y="6.95157in" svg:width="3.16614in" svg:height="0.39882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88" presentation:style-name="a755" draw:name="Marcador de número de diapositiva 5" svg:x="7.16654in" svg:y="6.95157in" svg:width="2.33307in" svg:height="0.39882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</draw:text-box>
        <svg:title/>
        <svg:desc/>
      </draw:frame>
      <presentation:notes style:page-layout-name="pageLayout2" draw:style-name="a772">
        <draw:page-thumbnail svg:x="1.21063in" svg:y="0.88858in" svg:width="5.84567in" svg:height="4.38425in" presentation:class="page" draw:id="id5" presentation:style-name="a756" draw:name="Marcador de imagen de diapositiva 1">
          <svg:title/>
          <svg:desc/>
        </draw:page-thumbnail>
        <draw:frame draw:id="id6" presentation:style-name="a759" draw:name="Marcador de notas 2" svg:x="0.82677in" svg:y="5.55394in" svg:width="6.61378in" svg:height="5.26142in" presentation:class="notes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7" presentation:style-name="a762" draw:name="Marcador de encabezado 3" svg:x="0in" svg:y="0in" svg:width="3.5878in" svg:height="0.5842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8" presentation:style-name="a765" draw:name="Marcador de fecha 4" svg:x="4.67953in" svg:y="0in" svg:width="3.5878in" svg:height="0.58425in" presentation:class="date-time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9" presentation:style-name="a768" draw:name="Marcador de pie de página 5" svg:x="0in" svg:y="11.10827in" svg:width="3.5878in" svg:height="0.5842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" presentation:style-name="a771" draw:name="Marcador de número de diapositiva 6" svg:x="4.67953in" svg:y="11.10827in" svg:width="3.5878in" svg:height="0.58425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73">
      <draw:frame draw:id="id89" presentation:style-name="a777" draw:name="Título 1" svg:x="0.5in" svg:y="0.30039in" svg:width="8.99961in" svg:height="1.24961in" presentation:class="title" presentation:placeholder="false">
        <draw:text-box>
          <text:p text:style-name="a776" text:class-names="" text:cond-style-name=""><text:span text:style-name="a774" text:class-names="">Haga clic para modificar el estilo de título del patrón</text:span><text:span text:style-name="a775" text:class-names=""/></text:p>
        </draw:text-box>
        <svg:title/>
        <svg:desc/>
      </draw:frame>
      <draw:frame draw:id="id90" presentation:style-name="a794" draw:name="Marcador de contenido 2" svg:x="0.5in" svg:y="1.75in" svg:width="4.41667in" svg:height="4.94965in" presentation:class="object" presentation:placeholder="false">
        <draw:text-box>
          <text:list text:style-name="a780">
            <text:list-item>
              <text:p text:style-name="a779" text:class-names="" text:cond-style-name=""><text:span text:style-name="a778" text:class-names="">Haga clic para modificar el estilo de texto del patrón</text:span></text:p>
            </text:list-item>
          </text:list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gundo ni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Quinto nivel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11" draw:name="Marcador de contenido 3" svg:x="5.08333in" svg:y="1.75in" svg:width="4.41667in" svg:height="4.94965in" presentation:class="object" presentation:placeholder="false">
        <draw:text-box>
          <text:list text:style-name="a797">
            <text:list-item>
              <text:p text:style-name="a796" text:class-names="" text:cond-style-name=""><text:span text:style-name="a795" text:class-names="">Haga clic para modificar el estilo de texto del patrón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gundo ni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Quinto nivel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16" draw:name="Marcador de fecha 4" svg:x="0.5in" svg:y="6.95157in" svg:width="2.33307in" svg:height="0.39882in" presentation:class="date-time" presentation:placeholder="false">
        <draw:text-box>
          <text:p text:style-name="a815" text:class-names="" text:cond-style-name=""><text:span text:style-name="a812" text:class-names=""><text:date text:fixed="false" style:data-style-name="a813">2016/4/15</text:date></text:span><text:span text:style-name="a814" text:class-names=""/></text:p>
        </draw:text-box>
        <svg:title/>
        <svg:desc/>
      </draw:frame>
      <draw:frame draw:id="id93" presentation:style-name="a819" draw:name="Marcador de pie de página 5" svg:x="3.41653in" svg:y="6.95157in" svg:width="3.16614in" svg:height="0.39882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94" presentation:style-name="a823" draw:name="Marcador de número de diapositiva 6" svg:x="7.16654in" svg:y="6.95157in" svg:width="2.33307in" svg:height="0.39882in" presentation:class="page-number" presentation:placeholder="false">
        <draw:text-box>
          <text:p text:style-name="a822" text:class-names="" text:cond-style-name=""><text:span text:style-name="a820" text:class-names=""><text:page-number style:num-format="1" text:fixed="false"/></text:span><text:span text:style-name="a821" text:class-names=""/></text:p>
        </draw:text-box>
        <svg:title/>
        <svg:desc/>
      </draw:frame>
      <presentation:notes style:page-layout-name="pageLayout2" draw:style-name="a840">
        <draw:page-thumbnail svg:x="1.21063in" svg:y="0.88858in" svg:width="5.84567in" svg:height="4.38425in" presentation:class="page" draw:id="id5" presentation:style-name="a824" draw:name="Marcador de imagen de diapositiva 1">
          <svg:title/>
          <svg:desc/>
        </draw:page-thumbnail>
        <draw:frame draw:id="id6" presentation:style-name="a827" draw:name="Marcador de notas 2" svg:x="0.82677in" svg:y="5.55394in" svg:width="6.61378in" svg:height="5.26142in" presentation:class="notes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7" presentation:style-name="a830" draw:name="Marcador de encabezado 3" svg:x="0in" svg:y="0in" svg:width="3.5878in" svg:height="0.58425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3" draw:name="Marcador de fecha 4" svg:x="4.67953in" svg:y="0in" svg:width="3.5878in" svg:height="0.58425in" presentation:class="date-time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9" presentation:style-name="a836" draw:name="Marcador de pie de página 5" svg:x="0in" svg:y="11.10827in" svg:width="3.5878in" svg:height="0.58425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39" draw:name="Marcador de número de diapositiva 6" svg:x="4.67953in" svg:y="11.10827in" svg:width="3.5878in" svg:height="0.58425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841">
      <draw:frame draw:id="id95" presentation:style-name="a845" draw:name="Título 1" svg:x="0.68924in" svg:y="0.39931in" svg:width="8.625in" svg:height="1.44965in" presentation:class="title" presentation:placeholder="false">
        <draw:text-box>
          <text:p text:style-name="a844" text:class-names="" text:cond-style-name=""><text:span text:style-name="a842" text:class-names="">Haga clic para modificar el estilo de título del patrón</text:span><text:span text:style-name="a843" text:class-names=""/></text:p>
        </draw:text-box>
        <svg:title/>
        <svg:desc/>
      </draw:frame>
      <draw:frame draw:id="id96" presentation:style-name="a849" draw:name="Marcador de texto 2" svg:x="0.68924in" svg:y="1.83854in" svg:width="4.2309in" svg:height="0.90104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866" draw:name="Marcador de contenido 3" svg:x="0.68924in" svg:y="2.73958in" svg:width="4.2309in" svg:height="4.02951in" presentation:class="object" presentation:placeholder="false">
        <draw:text-box>
          <text:list text:style-name="a852">
            <text:list-item>
              <text:p text:style-name="a851" text:class-names="" text:cond-style-name=""><text:span text:style-name="a850" text:class-names="">Haga clic para modificar el estilo de texto del patrón</text:span></text:p>
            </text:list-item>
          </text:list>
          <text:list text:style-name="a855">
            <text:list-item>
              <text:list text:style-name="a855">
                <text:list-item>
                  <text:p text:style-name="a854" text:class-names="" text:cond-style-name=""><text:span text:style-name="a853" text:class-names="">Segundo nivel</text:span></text:p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p text:style-name="a857" text:class-names="" text:cond-style-name=""><text:span text:style-name="a8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p text:style-name="a860" text:class-names="" text:cond-style-name=""><text:span text:style-name="a8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list text:style-name="a865">
                            <text:list-item>
                              <text:p text:style-name="a864" text:class-names="" text:cond-style-name=""><text:span text:style-name="a862" text:class-names="">Quinto nivel</text:span><text:span text:style-name="a8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70" draw:name="Marcador de texto 4" svg:x="5.0625in" svg:y="1.83854in" svg:width="4.25174in" svg:height="0.90104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887" draw:name="Marcador de contenido 5" svg:x="5.0625in" svg:y="2.73958in" svg:width="4.25174in" svg:height="4.02951in" presentation:class="object" presentation:placeholder="false">
        <draw:text-box>
          <text:list text:style-name="a873">
            <text:list-item>
              <text:p text:style-name="a872" text:class-names="" text:cond-style-name=""><text:span text:style-name="a871" text:class-names="">Haga clic para modificar el estilo de texto del patrón</text:span></text:p>
            </text:list-item>
          </text:list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gundo ni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Quinto ni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92" draw:name="Marcador de fecha 6" svg:x="0.5in" svg:y="6.95157in" svg:width="2.33307in" svg:height="0.39882in" presentation:class="date-time" presentation:placeholder="false">
        <draw:text-box>
          <text:p text:style-name="a891" text:class-names="" text:cond-style-name=""><text:span text:style-name="a888" text:class-names=""><text:date text:fixed="false" style:data-style-name="a889">2016/4/15</text:date></text:span><text:span text:style-name="a890" text:class-names=""/></text:p>
        </draw:text-box>
        <svg:title/>
        <svg:desc/>
      </draw:frame>
      <draw:frame draw:id="id101" presentation:style-name="a895" draw:name="Marcador de pie de página 7" svg:x="3.41653in" svg:y="6.95157in" svg:width="3.16614in" svg:height="0.39882in" presentation:class="footer" presentation:placeholder="false">
        <draw:text-box>
          <text:p text:style-name="a894" text:class-names="" text:cond-style-name=""><text:span text:style-name="a893" text:class-names=""/></text:p>
        </draw:text-box>
        <svg:title/>
        <svg:desc/>
      </draw:frame>
      <draw:frame draw:id="id102" presentation:style-name="a899" draw:name="Marcador de número de diapositiva 8" svg:x="7.16654in" svg:y="6.95157in" svg:width="2.33307in" svg:height="0.39882in" presentation:class="page-number" presentation:placeholder="false">
        <draw:text-box>
          <text:p text:style-name="a898" text:class-names="" text:cond-style-name=""><text:span text:style-name="a896" text:class-names=""><text:page-number style:num-format="1" text:fixed="false"/></text:span><text:span text:style-name="a897" text:class-names=""/></text:p>
        </draw:text-box>
        <svg:title/>
        <svg:desc/>
      </draw:frame>
      <presentation:notes style:page-layout-name="pageLayout2" draw:style-name="a916">
        <draw:page-thumbnail svg:x="1.21063in" svg:y="0.88858in" svg:width="5.84567in" svg:height="4.38425in" presentation:class="page" draw:id="id5" presentation:style-name="a900" draw:name="Marcador de imagen de diapositiva 1">
          <svg:title/>
          <svg:desc/>
        </draw:page-thumbnail>
        <draw:frame draw:id="id6" presentation:style-name="a903" draw:name="Marcador de notas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Marcador de encabezado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Marcador de fecha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Marcador de pie de página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Marcador de número de diapositiva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917">
      <draw:frame draw:id="id103" presentation:style-name="a921" draw:name="Título 1" svg:x="0.5in" svg:y="0.30039in" svg:width="8.99961in" svg:height="1.24961in" presentation:class="title" presentation:placeholder="false">
        <draw:text-box>
          <text:p text:style-name="a920" text:class-names="" text:cond-style-name=""><text:span text:style-name="a918" text:class-names="">Haga clic para modificar el estilo de título del patrón</text:span><text:span text:style-name="a919" text:class-names=""/></text:p>
        </draw:text-box>
        <svg:title/>
        <svg:desc/>
      </draw:frame>
      <draw:frame draw:id="id104" presentation:style-name="a926" draw:name="Marcador de fecha 2" svg:x="0.5in" svg:y="6.95157in" svg:width="2.33307in" svg:height="0.39882in" presentation:class="date-time" presentation:placeholder="false">
        <draw:text-box>
          <text:p text:style-name="a925" text:class-names="" text:cond-style-name=""><text:span text:style-name="a922" text:class-names=""><text:date text:fixed="false" style:data-style-name="a923">2016/4/15</text:date></text:span><text:span text:style-name="a924" text:class-names=""/></text:p>
        </draw:text-box>
        <svg:title/>
        <svg:desc/>
      </draw:frame>
      <draw:frame draw:id="id105" presentation:style-name="a929" draw:name="Marcador de pie de página 3" svg:x="3.41653in" svg:y="6.95157in" svg:width="3.16614in" svg:height="0.39882in" presentation:class="footer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06" presentation:style-name="a933" draw:name="Marcador de número de diapositiva 4" svg:x="7.16654in" svg:y="6.95157in" svg:width="2.33307in" svg:height="0.39882in" presentation:class="page-number" presentation:placeholder="false">
        <draw:text-box>
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</draw:text-box>
        <svg:title/>
        <svg:desc/>
      </draw:frame>
      <presentation:notes style:page-layout-name="pageLayout2" draw:style-name="a950">
        <draw:page-thumbnail svg:x="1.21063in" svg:y="0.88858in" svg:width="5.84567in" svg:height="4.38425in" presentation:class="page" draw:id="id5" presentation:style-name="a934" draw:name="Marcador de imagen de diapositiva 1">
          <svg:title/>
          <svg:desc/>
        </draw:page-thumbnail>
        <draw:frame draw:id="id6" presentation:style-name="a937" draw:name="Marcador de notas 2" svg:x="0.82677in" svg:y="5.55394in" svg:width="6.61378in" svg:height="5.26142in" presentation:class="notes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7" presentation:style-name="a940" draw:name="Marcador de encabezado 3" svg:x="0in" svg:y="0in" svg:width="3.5878in" svg:height="0.58425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8" presentation:style-name="a943" draw:name="Marcador de fecha 4" svg:x="4.67953in" svg:y="0in" svg:width="3.5878in" svg:height="0.58425in" presentation:class="date-time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" presentation:style-name="a946" draw:name="Marcador de pie de página 5" svg:x="0in" svg:y="11.10827in" svg:width="3.5878in" svg:height="0.58425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0" presentation:style-name="a949" draw:name="Marcador de número de diapositiva 6" svg:x="4.67953in" svg:y="11.10827in" svg:width="3.5878in" svg:height="0.58425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951">
      <draw:frame draw:id="id107" presentation:style-name="a956" draw:name="Marcador de fecha 1" svg:x="0.5in" svg:y="6.95157in" svg:width="2.33307in" svg:height="0.39882in" presentation:class="date-time" presentation:placeholder="false">
        <draw:text-box>
          <text:p text:style-name="a955" text:class-names="" text:cond-style-name=""><text:span text:style-name="a952" text:class-names=""><text:date text:fixed="false" style:data-style-name="a953">2016/4/15</text:date></text:span><text:span text:style-name="a954" text:class-names=""/></text:p>
        </draw:text-box>
        <svg:title/>
        <svg:desc/>
      </draw:frame>
      <draw:frame draw:id="id108" presentation:style-name="a959" draw:name="Marcador de pie de página 2" svg:x="3.41653in" svg:y="6.95157in" svg:width="3.16614in" svg:height="0.39882in" presentation:class="footer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109" presentation:style-name="a963" draw:name="Marcador de número de diapositiva 3" svg:x="7.16654in" svg:y="6.95157in" svg:width="2.33307in" svg:height="0.39882in" presentation:class="page-number" presentation:placeholder="false">
        <draw:text-box>
          <text:p text:style-name="a962" text:class-names="" text:cond-style-name=""><text:span text:style-name="a960" text:class-names=""><text:page-number style:num-format="1" text:fixed="false"/></text:span><text:span text:style-name="a961" text:class-names=""/></text:p>
        </draw:text-box>
        <svg:title/>
        <svg:desc/>
      </draw:frame>
      <presentation:notes style:page-layout-name="pageLayout2" draw:style-name="a980">
        <draw:page-thumbnail svg:x="1.21063in" svg:y="0.88858in" svg:width="5.84567in" svg:height="4.38425in" presentation:class="page" draw:id="id5" presentation:style-name="a964" draw:name="Marcador de imagen de diapositiva 1">
          <svg:title/>
          <svg:desc/>
        </draw:page-thumbnail>
        <draw:frame draw:id="id6" presentation:style-name="a967" draw:name="Marcador de notas 2" svg:x="0.82677in" svg:y="5.55394in" svg:width="6.61378in" svg:height="5.26142in" presentation:class="notes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7" presentation:style-name="a970" draw:name="Marcador de encabezado 3" svg:x="0in" svg:y="0in" svg:width="3.5878in" svg:height="0.58425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8" presentation:style-name="a973" draw:name="Marcador de fecha 4" svg:x="4.67953in" svg:y="0in" svg:width="3.5878in" svg:height="0.58425in" presentation:class="date-time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9" presentation:style-name="a976" draw:name="Marcador de pie de página 5" svg:x="0in" svg:y="11.10827in" svg:width="3.5878in" svg:height="0.58425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0" presentation:style-name="a979" draw:name="Marcador de número de diapositiva 6" svg:x="4.67953in" svg:y="11.10827in" svg:width="3.5878in" svg:height="0.58425in" presentation:class="page-number" presentation:placeholder="false">
          <draw:text-box>
            <text:p text:style-name="a978" text:class-names="" text:cond-style-name=""><text:span text:style-name="a9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81">
      <draw:frame draw:id="id110" presentation:style-name="a985" draw:name="Título 1" svg:x="0.68924in" svg:y="0.5in" svg:width="3.22569in" svg:height="1.75in" presentation:class="title" presentation:placeholder="false">
        <draw:text-box>
          <text:p text:style-name="a984" text:class-names="" text:cond-style-name=""><text:span text:style-name="a982" text:class-names="">Haga clic para modificar el estilo de título del patrón</text:span><text:span text:style-name="a983" text:class-names=""/></text:p>
        </draw:text-box>
        <svg:title/>
        <svg:desc/>
      </draw:frame>
      <draw:frame draw:id="id111" presentation:style-name="a1002" draw:name="Marcador de contenido 2" svg:x="4.25174in" svg:y="1.07986in" svg:width="5.0625in" svg:height="5.32986in" presentation:class="object" presentation:placeholder="false">
        <draw:text-box>
          <text:list text:style-name="a988">
            <text:list-item>
              <text:p text:style-name="a987" text:class-names="" text:cond-style-name=""><text:span text:style-name="a986" text:class-names="">Haga clic para modificar el estilo de texto del patrón</text:span></text:p>
            </text:list-item>
          </text:list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Segundo nivel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p text:style-name="a996" text:class-names="" text:cond-style-name=""><text:span text:style-name="a9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8" text:class-names="">Quinto nivel</text:span><text:span text:style-name="a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06" draw:name="Marcador de texto 3" svg:x="0.68924in" svg:y="2.25in" svg:width="3.22569in" svg:height="4.1684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1011" draw:name="Marcador de fecha 4" svg:x="0.5in" svg:y="6.95157in" svg:width="2.33307in" svg:height="0.39882in" presentation:class="date-time" presentation:placeholder="false">
        <draw:text-box>
          <text:p text:style-name="a1010" text:class-names="" text:cond-style-name=""><text:span text:style-name="a1007" text:class-names=""><text:date text:fixed="false" style:data-style-name="a1008">2016/4/15</text:date></text:span><text:span text:style-name="a1009" text:class-names=""/></text:p>
        </draw:text-box>
        <svg:title/>
        <svg:desc/>
      </draw:frame>
      <draw:frame draw:id="id114" presentation:style-name="a1014" draw:name="Marcador de pie de página 5" svg:x="3.41653in" svg:y="6.95157in" svg:width="3.16614in" svg:height="0.39882in" presentation:class="footer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15" presentation:style-name="a1018" draw:name="Marcador de número de diapositiva 6" svg:x="7.16654in" svg:y="6.95157in" svg:width="2.33307in" svg:height="0.39882in" presentation:class="page-number" presentation:placeholder="false">
        <draw:text-box>
          <text:p text:style-name="a1017" text:class-names="" text:cond-style-name=""><text:span text:style-name="a1015" text:class-names=""><text:page-number style:num-format="1" text:fixed="false"/></text:span><text:span text:style-name="a1016" text:class-names=""/></text:p>
        </draw:text-box>
        <svg:title/>
        <svg:desc/>
      </draw:frame>
      <presentation:notes style:page-layout-name="pageLayout2" draw:style-name="a1035">
        <draw:page-thumbnail svg:x="1.21063in" svg:y="0.88858in" svg:width="5.84567in" svg:height="4.38425in" presentation:class="page" draw:id="id5" presentation:style-name="a1019" draw:name="Marcador de imagen de diapositiva 1">
          <svg:title/>
          <svg:desc/>
        </draw:page-thumbnail>
        <draw:frame draw:id="id6" presentation:style-name="a1022" draw:name="Marcador de notas 2" svg:x="0.82677in" svg:y="5.55394in" svg:width="6.61378in" svg:height="5.26142in" presentation:class="notes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7" presentation:style-name="a1025" draw:name="Marcador de encabezado 3" svg:x="0in" svg:y="0in" svg:width="3.5878in" svg:height="0.58425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8" presentation:style-name="a1028" draw:name="Marcador de fecha 4" svg:x="4.67953in" svg:y="0in" svg:width="3.5878in" svg:height="0.58425in" presentation:class="date-time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9" presentation:style-name="a1031" draw:name="Marcador de pie de página 5" svg:x="0in" svg:y="11.10827in" svg:width="3.5878in" svg:height="0.58425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0" presentation:style-name="a1034" draw:name="Marcador de número de diapositiva 6" svg:x="4.67953in" svg:y="11.10827in" svg:width="3.5878in" svg:height="0.58425in" presentation:class="page-number" presentation:placeholder="false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1036">
      <draw:frame draw:id="id116" presentation:style-name="a1040" draw:name="Título 1" svg:x="0.68924in" svg:y="0.5in" svg:width="3.22569in" svg:height="1.75in" presentation:class="title" presentation:placeholder="false">
        <draw:text-box>
          <text:p text:style-name="a1039" text:class-names="" text:cond-style-name=""><text:span text:style-name="a1037" text:class-names="">Haga clic para modificar el estilo de título del patrón</text:span><text:span text:style-name="a1038" text:class-names=""/></text:p>
        </draw:text-box>
        <svg:title/>
        <svg:desc/>
      </draw:frame>
      <draw:frame draw:id="id117" presentation:style-name="a1043" draw:name="Marcador de posición de imagen 2" svg:x="4.25174in" svg:y="1.07986in" svg:width="5.0625in" svg:height="5.32986in" presentation:class="graphic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118" presentation:style-name="a1047" draw:name="Marcador de texto 3" svg:x="0.68924in" svg:y="2.25in" svg:width="3.22569in" svg:height="4.1684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1052" draw:name="Marcador de fecha 4" svg:x="0.5in" svg:y="6.95157in" svg:width="2.33307in" svg:height="0.39882in" presentation:class="date-time" presentation:placeholder="false">
        <draw:text-box>
          <text:p text:style-name="a1051" text:class-names="" text:cond-style-name=""><text:span text:style-name="a1048" text:class-names=""><text:date text:fixed="false" style:data-style-name="a1049">2016/4/15</text:date></text:span><text:span text:style-name="a1050" text:class-names=""/></text:p>
        </draw:text-box>
        <svg:title/>
        <svg:desc/>
      </draw:frame>
      <draw:frame draw:id="id120" presentation:style-name="a1055" draw:name="Marcador de pie de página 5" svg:x="3.41653in" svg:y="6.95157in" svg:width="3.16614in" svg:height="0.39882in" presentation:class="footer" presentation:placeholder="false">
        <draw:text-box>
          <text:p text:style-name="a1054" text:class-names="" text:cond-style-name=""><text:span text:style-name="a1053" text:class-names=""/></text:p>
        </draw:text-box>
        <svg:title/>
        <svg:desc/>
      </draw:frame>
      <draw:frame draw:id="id121" presentation:style-name="a1059" draw:name="Marcador de número de diapositiva 6" svg:x="7.16654in" svg:y="6.95157in" svg:width="2.33307in" svg:height="0.39882in" presentation:class="page-number" presentation:placeholder="false">
        <draw:text-box>
          <text:p text:style-name="a1058" text:class-names="" text:cond-style-name=""><text:span text:style-name="a1056" text:class-names=""><text:page-number style:num-format="1" text:fixed="false"/></text:span><text:span text:style-name="a1057" text:class-names=""/></text:p>
        </draw:text-box>
        <svg:title/>
        <svg:desc/>
      </draw:frame>
      <presentation:notes style:page-layout-name="pageLayout2" draw:style-name="a1076">
        <draw:page-thumbnail svg:x="1.21063in" svg:y="0.88858in" svg:width="5.84567in" svg:height="4.38425in" presentation:class="page" draw:id="id5" presentation:style-name="a1060" draw:name="Marcador de imagen de diapositiva 1">
          <svg:title/>
          <svg:desc/>
        </draw:page-thumbnail>
        <draw:frame draw:id="id6" presentation:style-name="a1063" draw:name="Marcador de notas 2" svg:x="0.82677in" svg:y="5.55394in" svg:width="6.61378in" svg:height="5.26142in" presentation:class="notes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Marcador de encabezado 3" svg:x="0in" svg:y="0in" svg:width="3.5878in" svg:height="0.58425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8" presentation:style-name="a1069" draw:name="Marcador de fecha 4" svg:x="4.67953in" svg:y="0in" svg:width="3.5878in" svg:height="0.58425in" presentation:class="date-time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9" presentation:style-name="a1072" draw:name="Marcador de pie de página 5" svg:x="0in" svg:y="11.10827in" svg:width="3.5878in" svg:height="0.58425in" presentation:class="foot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0" presentation:style-name="a1075" draw:name="Marcador de número de diapositiva 6" svg:x="4.67953in" svg:y="11.10827in" svg:width="3.5878in" svg:height="0.58425in" presentation:class="page-number" presentation:placeholder="false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077">
      <draw:frame draw:id="id122" presentation:style-name="a1081" draw:name="Título 1" svg:x="0.5in" svg:y="0.30039in" svg:width="8.99961in" svg:height="1.24961in" presentation:class="title" presentation:placeholder="false">
        <draw:text-box>
          <text:p text:style-name="a1080" text:class-names="" text:cond-style-name=""><text:span text:style-name="a1078" text:class-names="">Haga clic para modificar el estilo de título del patrón</text:span><text:span text:style-name="a1079" text:class-names=""/></text:p>
        </draw:text-box>
        <svg:title/>
        <svg:desc/>
      </draw:frame>
      <draw:frame draw:id="id123" presentation:style-name="a1098" draw:name="Marcador de texto vertical 2" svg:x="0.5in" svg:y="1.75in" svg:width="8.99961in" svg:height="4.949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Haga clic para modificar el estilo de texto del patrón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Segundo nivel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list text:style-name="a1097">
                            <text:list-item>
                              <text:p text:style-name="a1096" text:class-names="" text:cond-style-name=""><text:span text:style-name="a1094" text:class-names="">Quinto nivel</text:span><text:span text:style-name="a1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103" draw:name="Marcador de fecha 3" svg:x="0.5in" svg:y="6.95157in" svg:width="2.33307in" svg:height="0.39882in" presentation:class="date-time" presentation:placeholder="false">
        <draw:text-box>
          <text:p text:style-name="a1102" text:class-names="" text:cond-style-name=""><text:span text:style-name="a1099" text:class-names=""><text:date text:fixed="false" style:data-style-name="a1100">2016/4/15</text:date></text:span><text:span text:style-name="a1101" text:class-names=""/></text:p>
        </draw:text-box>
        <svg:title/>
        <svg:desc/>
      </draw:frame>
      <draw:frame draw:id="id125" presentation:style-name="a1106" draw:name="Marcador de pie de página 4" svg:x="3.41653in" svg:y="6.95157in" svg:width="3.16614in" svg:height="0.39882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26" presentation:style-name="a1110" draw:name="Marcador de número de diapositiva 5" svg:x="7.16654in" svg:y="6.95157in" svg:width="2.33307in" svg:height="0.39882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Marcador de imagen de diapositiva 1">
          <svg:title/>
          <svg:desc/>
        </draw:page-thumbnail>
        <draw:frame draw:id="id6" presentation:style-name="a1114" draw:name="Marcador de notas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Marcador de encabezado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Marcador de fecha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Marcador de pie de página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Marcador de número de diapositiva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128">
      <draw:frame draw:id="id127" presentation:style-name="a1132" draw:name="Título vertical 1" svg:x="7.25in" svg:y="0.30035in" svg:width="2.25in" svg:height="6.39931in" presentation:class="title" presentation:placeholder="false">
        <draw:text-box>
          <text:p text:style-name="a1131" text:class-names="" text:cond-style-name=""><text:span text:style-name="a1129" text:class-names="">Haga clic para modificar el estilo de título del patrón</text:span><text:span text:style-name="a1130" text:class-names=""/></text:p>
        </draw:text-box>
        <svg:title/>
        <svg:desc/>
      </draw:frame>
      <draw:frame draw:id="id128" presentation:style-name="a1149" draw:name="Marcador de texto vertical 2" svg:x="0.5in" svg:y="0.30035in" svg:width="6.58333in" svg:height="6.3993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Haga clic para modificar el estilo de texto del patró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gundo ni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Quinto ni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54" draw:name="Marcador de fecha 3" svg:x="0.5in" svg:y="6.95157in" svg:width="2.33307in" svg:height="0.39882in" presentation:class="date-time" presentation:placeholder="false">
        <draw:text-box>
          <text:p text:style-name="a1153" text:class-names="" text:cond-style-name=""><text:span text:style-name="a1150" text:class-names=""><text:date text:fixed="false" style:data-style-name="a1151">2016/4/15</text:date></text:span><text:span text:style-name="a1152" text:class-names=""/></text:p>
        </draw:text-box>
        <svg:title/>
        <svg:desc/>
      </draw:frame>
      <draw:frame draw:id="id130" presentation:style-name="a1157" draw:name="Marcador de pie de página 4" svg:x="3.41653in" svg:y="6.95157in" svg:width="3.16614in" svg:height="0.39882in" presentation:class="footer" presentation:placeholder="false">
        <draw:text-box>
          <text:p text:style-name="a1156" text:class-names="" text:cond-style-name=""><text:span text:style-name="a1155" text:class-names=""/></text:p>
        </draw:text-box>
        <svg:title/>
        <svg:desc/>
      </draw:frame>
      <draw:frame draw:id="id131" presentation:style-name="a1161" draw:name="Marcador de número de diapositiva 5" svg:x="7.16654in" svg:y="6.95157in" svg:width="2.33307in" svg:height="0.39882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/></text:span><text:span text:style-name="a1159" text:class-names=""/></text:p>
        </draw:text-box>
        <svg:title/>
        <svg:desc/>
      </draw:frame>
      <presentation:notes style:page-layout-name="pageLayout2" draw:style-name="a1178">
        <draw:page-thumbnail svg:x="1.21063in" svg:y="0.88858in" svg:width="5.84567in" svg:height="4.38425in" presentation:class="page" draw:id="id5" presentation:style-name="a1162" draw:name="Marcador de imagen de diapositiva 1">
          <svg:title/>
          <svg:desc/>
        </draw:page-thumbnail>
        <draw:frame draw:id="id6" presentation:style-name="a1165" draw:name="Marcador de notas 2" svg:x="0.82677in" svg:y="5.55394in" svg:width="6.61378in" svg:height="5.26142in" presentation:class="notes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7" presentation:style-name="a1168" draw:name="Marcador de encabezado 3" svg:x="0in" svg:y="0in" svg:width="3.5878in" svg:height="0.58425in" presentation:class="head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8" presentation:style-name="a1171" draw:name="Marcador de fecha 4" svg:x="4.67953in" svg:y="0in" svg:width="3.5878in" svg:height="0.58425in" presentation:class="date-time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9" presentation:style-name="a1174" draw:name="Marcador de pie de página 5" svg:x="0in" svg:y="11.10827in" svg:width="3.5878in" svg:height="0.58425in" presentation:class="foot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0" presentation:style-name="a1177" draw:name="Marcador de número de diapositiva 6" svg:x="4.67953in" svg:y="11.10827in" svg:width="3.5878in" svg:height="0.58425in" presentation:class="page-number" presentation:placeholder="false">
          <draw:text-box>
            <text:p text:style-name="a1176" text:class-names="" text:cond-style-name=""><text:span text:style-name="a117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9">
      <draw:frame draw:id="id132" presentation:style-name="a1182" draw:name="Marcador de encabezado 1" svg:x="0in" svg:y="0in" svg:width="3.5878in" svg:height="0.58425in" presentation:class="header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33" presentation:style-name="a1185" draw:name="Marcador de fecha 2" svg:x="4.67953in" svg:y="0in" svg:width="3.5878in" svg:height="0.58425in" presentation:class="date-time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34" presentation:style-name="a1188" draw:name="Marcador de pie de página 3" svg:x="0in" svg:y="11.10827in" svg:width="3.5878in" svg:height="0.58425in" presentation:class="footer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35" presentation:style-name="a1191" draw:name="Marcador de número de diapositiva 4" svg:x="4.67953in" svg:y="11.10827in" svg:width="3.5878in" svg:height="0.58425in" presentation:class="page-number" presentation:placeholder="false">
        <draw:text-box>
          <text:p text:style-name="a1190" text:class-names="" text:cond-style-name=""><text:span text:style-name="a118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arfish retrospective </dc:title>
    <dc:creator>Invitado</dc:creator>
    <dc:date>2016-04-15T20:51:47Z</dc:date>
    <meta:editing-cycles>1</meta:editing-cycles>
    <meta:editing-duration>PT92S</meta:editing-duration>
    <meta:document-statistic meta:paragraph-count="8" meta:word-count="8"/>
  </office:meta>
</office:document-meta>
</file>